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e5d" officeooo:paragraph-rsid="000d0e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s get it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3:29:36.830357805</meta:creation-date>
    <dc:date>2019-03-05T03:30:01.112261981</dc:date>
    <meta:editing-duration>PT28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6.0.7.3$Linux_X86_64 LibreOffice_project/00m0$Build-3</meta:generator>
  </office:meta>
</office:document-meta>
</file>